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B43ABA64C5FC9CAB.svm" manifest:media-type="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08.04mm" svg:height="114.29mm" svg:x="48.14mm" svg:y="4.24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85.2mm" svg:height="103.72mm" svg:x="74.34mm" svg:y="7.68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41.96mm" svg:y="5.5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75.36mm" svg:height="99.26mm" svg:x="91.07mm" svg:y="6.01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3*[.A2]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3*[.A3]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3*[.A4]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3*[.A5]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3*[.A6]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3*[.A7]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3*[.A8]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3*[.A9]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3*[.A10]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3*[.A11]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3*[.A12]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3*[.A13]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3*[.A14]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3*[.A15]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3*[.A16]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3*[.A17]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3*[.A18]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3*[.A19]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3*[.A20]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3*[.A21]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3*[.A22]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3*[.A23]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3*[.A24]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3*[.A25]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3*[.A26]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3*[.A27]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3*[.A28]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3*[.A29]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3*[.A30]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3*[.A31]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3*[.A32]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3*[.A33]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3*[.A34]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3*[.A35]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3*[.A36]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3*[.A37]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3*[.A38]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3*[.A39]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3*[.A40]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3*[.A41]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3*[.A42]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3*[.A43]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3*[.A44]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3*[.A45]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3*[.A46]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3*[.A47]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3*[.A48]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3*[.A49]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3*[.A50]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3*[.A51]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3*[.A52]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3*[.A53]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3*[.A54]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3*[.A55]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3*[.A56]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3*[.A57]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3*[.A58]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3*[.A59]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3*[.A60]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3*[.A61]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3*[.A62]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3*[.A63]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3*[.A64]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3*[.A65]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3*[.A66]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3*[.A67]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3*[.A68]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3*[.A69]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3*[.A70]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3*[.A71]*PI()/180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3*[.A72]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3*[.A73]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3*[.A74]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3*[.A75]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3*[.A76]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3*[.A77]*PI()/180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3*[.A78]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3*[.A79]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3*[.A80]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3*[.A81]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3*[.A82]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3*[.A83]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3*[.A84]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3*[.A85]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3*[.A86]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3*[.A87]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3*[.A88]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3*[.A89]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3*[.A90]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3*[.A91]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3*[.A92]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3*[.A93]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3*[.A94]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3*[.A95]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3*[.A96]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3*[.A97]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3*[.A98]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3*[.A99]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3*[.A100]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3*[.A101]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3*[.A102]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3*[.A103]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3*[.A104]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3*[.A105]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3*[.A106]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3*[.A107]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3*[.A108]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3*[.A109]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3*[.A110]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3*[.A111]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3*[.A112]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3*[.A113]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3*[.A114]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3*[.A115]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3*[.A116]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3*[.A117]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3*[.A118]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3*[.A119]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3*[.A120]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3*[.A121]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3*[.A122]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3*[.A123]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3*[.A124]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3*[.A125]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3*[.A126]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3*[.A127]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3*[.A128]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3*[.A129]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3*[.A130]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3*[.A131]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3*[.A132]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3*[.A133]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3*[.A134]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3*[.A135]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3*[.A136]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3*[.A137]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3*[.A138]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3*[.A139]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3*[.A140]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3*[.A141]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3*[.A142]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3*[.A143]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3*[.A144]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3*[.A145]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3*[.A146]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40.17mm" svg:y="4.71mm">
            <loext:p/>
            <draw:object draw:notify-on-update-of-ranges="'5. Pomiary'.A1:'5. Pomiary'.A1 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87.81mm" svg:height="93.13mm" svg:x="45.79mm" svg:y="2.65mm">
            <loext:p/>
            <draw:object draw:notify-on-update-of-ranges="'6. Nazwiska'.A1:'6. Nazwiska'.A1 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82.35mm" svg:height="102.66mm" svg:x="63.88mm" svg:y="2.39mm">
            <loext:p/>
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02" calcext:value-type="float">
            <text:p>5,02</text:p>
          </table:table-cell>
          <table:table-cell table:style-name="ce8" table:formula="of:=RAND()*0.5+0.5" office:value-type="percentage" office:value="0.979959154512879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39" calcext:value-type="float">
            <text:p>3,39</text:p>
          </table:table-cell>
          <table:table-cell table:style-name="ce8" table:formula="of:=RAND()*0.5+0.5" office:value-type="percentage" office:value="0.683403798731896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65" calcext:value-type="float">
            <text:p>2,65</text:p>
          </table:table-cell>
          <table:table-cell table:style-name="ce8" table:formula="of:=RAND()*0.5+0.5" office:value-type="percentage" office:value="0.761680194700042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73" calcext:value-type="float">
            <text:p>1,73</text:p>
          </table:table-cell>
          <table:table-cell table:style-name="ce8" table:formula="of:=RAND()*0.5+0.5" office:value-type="percentage" office:value="0.552607608796914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27" calcext:value-type="float">
            <text:p>5,27</text:p>
          </table:table-cell>
          <table:table-cell table:style-name="ce8" table:formula="of:=RAND()*0.5+0.5" office:value-type="percentage" office:value="0.873320116570161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99" calcext:value-type="float">
            <text:p>2,99</text:p>
          </table:table-cell>
          <table:table-cell table:style-name="ce8" table:formula="of:=RAND()*0.5+0.5" office:value-type="percentage" office:value="0.898481579746966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21" calcext:value-type="float">
            <text:p>3,21</text:p>
          </table:table-cell>
          <table:table-cell table:style-name="ce8" table:formula="of:=RAND()*0.5+0.5" office:value-type="percentage" office:value="0.707574554976353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39" calcext:value-type="float">
            <text:p>2,39</text:p>
          </table:table-cell>
          <table:table-cell table:style-name="ce8" table:formula="of:=RAND()*0.5+0.5" office:value-type="percentage" office:value="0.64636629305157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93" calcext:value-type="float">
            <text:p>5,93</text:p>
          </table:table-cell>
          <table:table-cell table:style-name="ce8" table:formula="of:=RAND()*0.5+0.5" office:value-type="percentage" office:value="0.582824135526713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5.95" calcext:value-type="float">
            <text:p>5,95</text:p>
          </table:table-cell>
          <table:table-cell table:style-name="ce8" table:formula="of:=RAND()*0.5+0.5" office:value-type="percentage" office:value="0.739455599541063" calcext:value-type="percentage">
            <text:p>74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0:29:03.28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1:12:58.241000000</dc:date>
    <meta:generator>LibreOffice/5.4.3.2$Windows_X86_64 LibreOffice_project/92a7159f7e4af62137622921e809f8546db437e5</meta:generator>
    <meta:editing-duration>PT2H47M49S</meta:editing-duration>
    <meta:editing-cycles>34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3" number:language="pl" number:country="PL">
      <number:number number:decimal-places="0" loext:min-decimal-places="0" number:min-integer-digits="1" number:grouping="true"/>
    </number:number-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3">
      <style:chart-properties chart:display-label="true" chart:logarithmic="false" chart:maximum="50000" chart:origin="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color="#00599d" fo:font-size="10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4">
      <style:chart-properties chart:symbol-type="none" chart:link-data-style-to-source="tru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200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05cm" svg:height="11.43cm" xlink:href=".." xlink:type="simple" chart:class="chart:line" chart:style-name="ch1">
        <chart:title svg:x="8.877cm" svg:y="0.364cm" chart:style-name="ch2">
          <text:p>Dane giełdowe</text:p>
        </chart:title>
        <chart:subtitle svg:x="9.3cm" svg:y="1.371cm" chart:style-name="ch3">
          <text:p>Za rok 2012</text:p>
        </chart:subtitle>
        <chart:legend chart:legend-position="end" svg:x="17.635cm" svg:y="5.416cm" style:legend-expansion="high" chart:style-name="ch4"/>
        <chart:plot-area chart:style-name="ch5" table:cell-range-address="'1. Giełda'.A1:'1. Giełda'.B22" chart:data-source-has-labels="both" svg:x="1.427cm" svg:y="2.282cm" svg:width="15.792cm" svg:height="7.939cm">
          <chartooo:coordinate-region svg:x="2.71cm" svg:y="2.482cm" svg:width="14.509cm" svg:height="5.824cm"/>
          <chart:axis chart:dimension="x" chart:name="primary-x" chart:style-name="ch6" chartooo:axis-type="auto">
            <chartooo:date-scale/>
            <chart:title svg:x="8.922cm" svg:y="10.449cm" chart:style-name="ch7">
              <text:p>Data</text:p>
            </chart:title>
            <chart:categories table:cell-range-address="'1. Giełda'.A2:'1. Giełda'.A22"/>
            <chart:grid chart:class="major"/>
          </chart:axis>
          <chart:axis chart:dimension="y" chart:name="primary-y" chart:style-name="ch8">
            <chart:title svg:x="0.451cm" svg:y="6.89cm" chart:style-name="ch9">
              <text:p>Wartość</text:p>
            </chart:title>
            <chart:grid chart:class="maj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21cm" svg:height="10.373cm" xlink:href=".." xlink:type="simple" chart:class="chart:circle" chart:style-name="ch1">
        <chart:title svg:x="6.967cm" svg:y="0.343cm" chart:style-name="ch2">
          <text:p>Wybory samorządowe</text:p>
        </chart:title>
        <chart:legend chart:legend-position="end" svg:x="14.273cm" svg:y="4.14cm" style:legend-expansion="high" chart:style-name="ch3"/>
        <chart:plot-area chart:style-name="ch4" table:cell-range-address="'2. Wybory'.A1:'2. Wybory'.B5" chart:data-source-has-labels="both" svg:x="0.37cm" svg:y="1.329cm" svg:width="13.533cm" svg:height="8.837cm">
          <chartooo:coordinate-region svg:x="2.718cm" svg:y="2.535cm" svg:width="7.476cm" svg:height="7.47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37cm" svg:height="9.927cm" xlink:href=".." xlink:type="simple" chart:class="chart:scatter" chart:style-name="ch1">
        <chart:legend chart:legend-position="end" svg:x="14.553cm" svg:y="4.166cm" style:legend-expansion="high" chart:style-name="ch2"/>
        <chart:plot-area chart:style-name="ch3" table:cell-range-address="'4. Matematyczne II'.A2:'4. Matematyczne II'.D146 '4. Matematyczne II'.B1:'4. Matematyczne II'.D1" chart:data-source-has-labels="row" svg:x="0.35cm" svg:y="0.198cm" svg:width="13.853cm" svg:height="9.531cm">
          <chartooo:coordinate-region svg:x="0.681cm" svg:y="0.397cm" svg:width="13.241cm" svg:height="9.1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1:'5. Pomiary'.B32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58220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72bf44"/>
    </style:style>
    <style:style style:name="ch12" style:family="chart">
      <style:chart-properties chart:solid-type="cuboid"/>
      <style:graphic-properties draw:fill-color="#94070a"/>
    </style:style>
    <style:style style:name="ch13" style:family="chart">
      <style:chart-properties chart:solid-type="cuboid"/>
      <style:graphic-properties draw:fill-color="#59c5c7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chart-properties chart:solid-type="cuboid"/>
      <style:graphic-properties draw:fill-color="#ccbe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2cm" svg:height="9.314cm" xlink:href=".." xlink:type="simple" chart:class="chart:bar" chart:style-name="ch1">
        <chart:title svg:x="8.368cm" svg:y="0.322cm" chart:style-name="ch2">
          <text:p>Częstość</text:p>
        </chart:title>
        <chart:plot-area chart:style-name="ch3" table:cell-range-address="'6. Nazwiska'.A1:'6. Nazwiska'.B9" chart:data-source-has-labels="both" svg:x="0.375cm" svg:y="1.287cm" svg:width="18.032cm" svg:height="7.841cm">
          <chartooo:coordinate-region svg:x="1.922cm" svg:y="1.287cm" svg:width="16.485cm" svg:height="5.338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6cm" svg:height="10.267cm" xlink:href=".." xlink:type="simple" chart:class="chart:bar" chart:style-name="ch1">
        <chart:legend svg:x="10.747cm" svg:y="0.474cm" style:legend-expansion="custom" chartooo:width="3.584cm" chartooo:height="1.25cm" style:legend-expansion-aspect-ratio="2.8672" chart:style-name="ch2"/>
        <chart:plot-area chart:style-name="ch3" table:cell-range-address="'7. Klasyfikacja'.A1:'7. Klasyfikacja'.C11" chart:data-source-has-labels="both" svg:x="0.364cm" svg:y="0.205cm" svg:width="17.508cm" svg:height="9.857cm">
          <chartooo:coordinate-region svg:x="0.8cm" svg:y="0.405cm" svg:width="15.947cm" svg:height="9.01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5.02">
                <text:p>5.02</text:p>
                <draw:g>
                  <svg:desc>'7. Klasyfikacja'.B2:'7. Klasyfikacja'.B11</svg:desc>
                </draw:g>
              </table:table-cell>
              <table:table-cell office:value-type="float" office:value="0.979959154512879">
                <text:p>0.979959154512879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39">
                <text:p>3.39</text:p>
              </table:table-cell>
              <table:table-cell office:value-type="float" office:value="0.683403798731896">
                <text:p>0.683403798731896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65">
                <text:p>2.65</text:p>
              </table:table-cell>
              <table:table-cell office:value-type="float" office:value="0.761680194700042">
                <text:p>0.761680194700042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73">
                <text:p>1.73</text:p>
              </table:table-cell>
              <table:table-cell office:value-type="float" office:value="0.552607608796914">
                <text:p>0.552607608796914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5.27">
                <text:p>5.27</text:p>
              </table:table-cell>
              <table:table-cell office:value-type="float" office:value="0.873320116570161">
                <text:p>0.873320116570161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2.99">
                <text:p>2.99</text:p>
              </table:table-cell>
              <table:table-cell office:value-type="float" office:value="0.898481579746966">
                <text:p>0.89848157974696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21">
                <text:p>3.21</text:p>
              </table:table-cell>
              <table:table-cell office:value-type="float" office:value="0.707574554976353">
                <text:p>0.707574554976353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2.39">
                <text:p>2.39</text:p>
              </table:table-cell>
              <table:table-cell office:value-type="float" office:value="0.64636629305157">
                <text:p>0.64636629305157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5.93">
                <text:p>5.93</text:p>
              </table:table-cell>
              <table:table-cell office:value-type="float" office:value="0.582824135526713">
                <text:p>0.58282413552671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5.95">
                <text:p>5.95</text:p>
              </table:table-cell>
              <table:table-cell office:value-type="float" office:value="0.739455599541063">
                <text:p>0.7394555995410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